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Retirement Savings Calculato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100000">
            <text:p>$100,000.00</text:p>
          </table:table-cell>
          <table:table-cell table:style-name="Default" office:value-type="string">
            <text:p><text:s/>= Salary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Return on Investment “Muni Bonds”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table:formula="of:= [.E5]/[.E6]" office:value-type="currency" office:currency="USD" office:value="2000000">
            <text:p>$2,000,000.00</text:p>
          </table:table-cell>
          <table:table-cell table:style-name="Default" office:value-type="string">
            <text:p><text:s/>= Savings Needed for Retirement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1">
            <text:p>10.00%</text:p>
          </table:table-cell>
          <table:table-cell table:style-name="Default" office:value-type="string">
            <text:p><text:s/>= Deposit Percentage of Save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Savings </text:p>
          </table:table-cell>
          <table:table-cell office:value-type="string">
            <text:p>Interest Earned </text:p>
          </table:table-cell>
          <table:table-cell office:value-type="string">
            <text:p>Deposit 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 </text:p>
          </table:table-cell>
          <table:table-cell office:value-type="string">
            <text:p>at the Beg of Year</text:p>
          </table:table-cell>
          <table:table-cell office:value-type="string">
            <text:p>End of Year</text:p>
          </table:table-cell>
          <table:table-cell office:value-type="string">
            <text:p>End of Year 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table:formula="of:= [.E12]*[.$E$6]" office:value-type="float" office:value="0">
            <text:p>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formula="of:=[.E12]+[.F12]+[.G12]" office:value-type="currency" office:currency="USD" office:value="10000">
            <text:p>$10,000.00</text:p>
          </table:table-cell>
          <table:table-cell table:formula="of:= [.E13]*[.$E$6]" office:value-type="currency" office:currency="USD" office:value="500">
            <text:p>$500.0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table:formula="of:=[.E13]+[.F13]+[.G13]" office:value-type="currency" office:currency="USD" office:value="20500">
            <text:p>$20,500.00</text:p>
          </table:table-cell>
          <table:table-cell table:formula="of:= [.E14]*[.$E$6]" office:value-type="currency" office:currency="USD" office:value="1025">
            <text:p>$1,025.0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table:formula="of:=[.E14]+[.F14]+[.G14]" office:value-type="currency" office:currency="USD" office:value="31525">
            <text:p>$31,525.00</text:p>
          </table:table-cell>
          <table:table-cell table:formula="of:= [.E15]*[.$E$6]" office:value-type="currency" office:currency="USD" office:value="1576.25">
            <text:p>$1,576.2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5">
            <text:p>2025</text:p>
          </table:table-cell>
          <table:table-cell table:formula="of:=[.E15]+[.F15]+[.G15]" office:value-type="currency" office:currency="USD" office:value="43101.25">
            <text:p>$43,101.25</text:p>
          </table:table-cell>
          <table:table-cell table:formula="of:= [.E16]*[.$E$6]" office:value-type="currency" office:currency="USD" office:value="2155.0625">
            <text:p>$2,155.0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6">
            <text:p>2026</text:p>
          </table:table-cell>
          <table:table-cell table:formula="of:=[.E16]+[.F16]+[.G16]" office:value-type="currency" office:currency="USD" office:value="55256.3125">
            <text:p>$55,256.31</text:p>
          </table:table-cell>
          <table:table-cell table:formula="of:= [.E17]*[.$E$6]" office:value-type="currency" office:currency="USD" office:value="2762.815625">
            <text:p>$2,762.82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7">
            <text:p>2027</text:p>
          </table:table-cell>
          <table:table-cell table:formula="of:=[.E17]+[.F17]+[.G17]" office:value-type="currency" office:currency="USD" office:value="68019.128125">
            <text:p>$68,019.13</text:p>
          </table:table-cell>
          <table:table-cell table:formula="of:= [.E18]*[.$E$6]" office:value-type="currency" office:currency="USD" office:value="3400.95640625">
            <text:p>$3,400.9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8">
            <text:p>2028</text:p>
          </table:table-cell>
          <table:table-cell table:formula="of:=[.E18]+[.F18]+[.G18]" office:value-type="currency" office:currency="USD" office:value="81420.08453125">
            <text:p>$81,420.08</text:p>
          </table:table-cell>
          <table:table-cell table:formula="of:= [.E19]*[.$E$6]" office:value-type="currency" office:currency="USD" office:value="4071.0042265625">
            <text:p>$4,071.0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29">
            <text:p>2029</text:p>
          </table:table-cell>
          <table:table-cell table:formula="of:=[.E19]+[.F19]+[.G19]" office:value-type="currency" office:currency="USD" office:value="95491.0887578125">
            <text:p>$95,491.09</text:p>
          </table:table-cell>
          <table:table-cell table:formula="of:= [.E20]*[.$E$6]" office:value-type="currency" office:currency="USD" office:value="4774.55443789063">
            <text:p>$4,774.5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0">
            <text:p>2030</text:p>
          </table:table-cell>
          <table:table-cell table:formula="of:=[.E20]+[.F20]+[.G20]" office:value-type="currency" office:currency="USD" office:value="110265.643195703">
            <text:p>$110,265.64</text:p>
          </table:table-cell>
          <table:table-cell table:formula="of:= [.E21]*[.$E$6]" office:value-type="currency" office:currency="USD" office:value="5513.28215978516">
            <text:p>$5,513.2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1">
            <text:p>2031</text:p>
          </table:table-cell>
          <table:table-cell table:formula="of:=[.E21]+[.F21]+[.G21]" office:value-type="currency" office:currency="USD" office:value="125778.925355488">
            <text:p>$125,778.93</text:p>
          </table:table-cell>
          <table:table-cell table:formula="of:= [.E22]*[.$E$6]" office:value-type="currency" office:currency="USD" office:value="6288.94626777441">
            <text:p>$6,288.9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2">
            <text:p>2032</text:p>
          </table:table-cell>
          <table:table-cell table:formula="of:=[.E22]+[.F22]+[.G22]" office:value-type="currency" office:currency="USD" office:value="142067.871623263">
            <text:p>$142,067.87</text:p>
          </table:table-cell>
          <table:table-cell table:formula="of:= [.E23]*[.$E$6]" office:value-type="currency" office:currency="USD" office:value="7103.39358116313">
            <text:p>$7,103.3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3">
            <text:p>2033</text:p>
          </table:table-cell>
          <table:table-cell table:formula="of:=[.E23]+[.F23]+[.G23]" office:value-type="currency" office:currency="USD" office:value="159171.265204426">
            <text:p>$159,171.27</text:p>
          </table:table-cell>
          <table:table-cell table:formula="of:= [.E24]*[.$E$6]" office:value-type="currency" office:currency="USD" office:value="7958.56326022129">
            <text:p>$7,958.5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4">
            <text:p>2034</text:p>
          </table:table-cell>
          <table:table-cell table:formula="of:=[.E24]+[.F24]+[.G24]" office:value-type="currency" office:currency="USD" office:value="177129.828464647">
            <text:p>$177,129.83</text:p>
          </table:table-cell>
          <table:table-cell table:formula="of:= [.E25]*[.$E$6]" office:value-type="currency" office:currency="USD" office:value="8856.49142323236">
            <text:p>$8,856.4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5">
            <text:p>2035</text:p>
          </table:table-cell>
          <table:table-cell table:formula="of:=[.E25]+[.F25]+[.G25]" office:value-type="currency" office:currency="USD" office:value="195986.31988788">
            <text:p>$195,986.32</text:p>
          </table:table-cell>
          <table:table-cell table:formula="of:= [.E26]*[.$E$6]" office:value-type="currency" office:currency="USD" office:value="9799.31599439397">
            <text:p>$9,799.32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6">
            <text:p>2036</text:p>
          </table:table-cell>
          <table:table-cell table:formula="of:=[.E26]+[.F26]+[.G26]" office:value-type="currency" office:currency="USD" office:value="215785.635882273">
            <text:p>$215,785.64</text:p>
          </table:table-cell>
          <table:table-cell table:formula="of:= [.E27]*[.$E$6]" office:value-type="currency" office:currency="USD" office:value="10789.2817941137">
            <text:p>$10,789.2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7">
            <text:p>2037</text:p>
          </table:table-cell>
          <table:table-cell table:formula="of:=[.E27]+[.F27]+[.G27]" office:value-type="currency" office:currency="USD" office:value="236574.917676387">
            <text:p>$236,574.92</text:p>
          </table:table-cell>
          <table:table-cell table:formula="of:= [.E28]*[.$E$6]" office:value-type="currency" office:currency="USD" office:value="11828.7458838194">
            <text:p>$11,828.7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8">
            <text:p>2038</text:p>
          </table:table-cell>
          <table:table-cell table:formula="of:=[.E28]+[.F28]+[.G28]" office:value-type="currency" office:currency="USD" office:value="258403.663560206">
            <text:p>$258,403.66</text:p>
          </table:table-cell>
          <table:table-cell table:formula="of:= [.E29]*[.$E$6]" office:value-type="currency" office:currency="USD" office:value="12920.1831780103">
            <text:p>$12,920.1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39">
            <text:p>2039</text:p>
          </table:table-cell>
          <table:table-cell table:formula="of:=[.E29]+[.F29]+[.G29]" office:value-type="currency" office:currency="USD" office:value="281323.846738217">
            <text:p>$281,323.85</text:p>
          </table:table-cell>
          <table:table-cell table:formula="of:= [.E30]*[.$E$6]" office:value-type="currency" office:currency="USD" office:value="14066.1923369108">
            <text:p>$14,066.1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0">
            <text:p>2040</text:p>
          </table:table-cell>
          <table:table-cell table:formula="of:=[.E30]+[.F30]+[.G30]" office:value-type="currency" office:currency="USD" office:value="305390.039075128">
            <text:p>$305,390.04</text:p>
          </table:table-cell>
          <table:table-cell table:formula="of:= [.E31]*[.$E$6]" office:value-type="currency" office:currency="USD" office:value="15269.5019537564">
            <text:p>$15,269.5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table:formula="of:=[.E31]+[.F31]+[.G31]" office:value-type="currency" office:currency="USD" office:value="330659.541028884">
            <text:p>$330,659.54</text:p>
          </table:table-cell>
          <table:table-cell table:formula="of:= [.E32]*[.$E$6]" office:value-type="currency" office:currency="USD" office:value="16532.9770514442">
            <text:p>$16,532.9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2">
            <text:p>2042</text:p>
          </table:table-cell>
          <table:table-cell table:formula="of:=[.E32]+[.F32]+[.G32]" office:value-type="currency" office:currency="USD" office:value="357192.518080328">
            <text:p>$357,192.52</text:p>
          </table:table-cell>
          <table:table-cell table:formula="of:= [.E33]*[.$E$6]" office:value-type="currency" office:currency="USD" office:value="17859.6259040164">
            <text:p>$17,859.63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3">
            <text:p>2043</text:p>
          </table:table-cell>
          <table:table-cell table:formula="of:=[.E33]+[.F33]+[.G33]" office:value-type="currency" office:currency="USD" office:value="385052.143984345">
            <text:p>$385,052.14</text:p>
          </table:table-cell>
          <table:table-cell table:formula="of:= [.E34]*[.$E$6]" office:value-type="currency" office:currency="USD" office:value="19252.6071992172">
            <text:p>$19,252.6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4">
            <text:p>2044</text:p>
          </table:table-cell>
          <table:table-cell table:formula="of:=[.E34]+[.F34]+[.G34]" office:value-type="currency" office:currency="USD" office:value="414304.751183562">
            <text:p>$414,304.75</text:p>
          </table:table-cell>
          <table:table-cell table:formula="of:= [.E35]*[.$E$6]" office:value-type="currency" office:currency="USD" office:value="20715.2375591781">
            <text:p>$20,715.24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5">
            <text:p>2045</text:p>
          </table:table-cell>
          <table:table-cell table:formula="of:=[.E35]+[.F35]+[.G35]" office:value-type="currency" office:currency="USD" office:value="445019.98874274">
            <text:p>$445,019.99</text:p>
          </table:table-cell>
          <table:table-cell table:formula="of:= [.E36]*[.$E$6]" office:value-type="currency" office:currency="USD" office:value="22250.999437137">
            <text:p>$22,251.0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6">
            <text:p>2046</text:p>
          </table:table-cell>
          <table:table-cell table:formula="of:=[.E36]+[.F36]+[.G36]" office:value-type="currency" office:currency="USD" office:value="477270.988179877">
            <text:p>$477,270.99</text:p>
          </table:table-cell>
          <table:table-cell table:formula="of:= [.E37]*[.$E$6]" office:value-type="currency" office:currency="USD" office:value="23863.5494089938">
            <text:p>$23,863.5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7">
            <text:p>2047</text:p>
          </table:table-cell>
          <table:table-cell table:formula="of:=[.E37]+[.F37]+[.G37]" office:value-type="currency" office:currency="USD" office:value="511134.537588871">
            <text:p>$511,134.54</text:p>
          </table:table-cell>
          <table:table-cell table:formula="of:= [.E38]*[.$E$6]" office:value-type="currency" office:currency="USD" office:value="25556.7268794435">
            <text:p>$25,556.73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8">
            <text:p>2048</text:p>
          </table:table-cell>
          <table:table-cell table:formula="of:=[.E38]+[.F38]+[.G38]" office:value-type="currency" office:currency="USD" office:value="546691.264468314">
            <text:p>$546,691.26</text:p>
          </table:table-cell>
          <table:table-cell table:formula="of:= [.E39]*[.$E$6]" office:value-type="currency" office:currency="USD" office:value="27334.5632234157">
            <text:p>$27,334.5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49">
            <text:p>2049</text:p>
          </table:table-cell>
          <table:table-cell table:formula="of:=[.E39]+[.F39]+[.G39]" office:value-type="currency" office:currency="USD" office:value="584025.82769173">
            <text:p>$584,025.83</text:p>
          </table:table-cell>
          <table:table-cell table:formula="of:= [.E40]*[.$E$6]" office:value-type="currency" office:currency="USD" office:value="29201.2913845865">
            <text:p>$29,201.2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0">
            <text:p>2050</text:p>
          </table:table-cell>
          <table:table-cell table:formula="of:=[.E40]+[.F40]+[.G40]" office:value-type="currency" office:currency="USD" office:value="623227.119076317">
            <text:p>$623,227.12</text:p>
          </table:table-cell>
          <table:table-cell table:formula="of:= [.E41]*[.$E$6]" office:value-type="currency" office:currency="USD" office:value="31161.3559538158">
            <text:p>$31,161.3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1">
            <text:p>2051</text:p>
          </table:table-cell>
          <table:table-cell table:formula="of:=[.E41]+[.F41]+[.G41]" office:value-type="currency" office:currency="USD" office:value="664388.475030133">
            <text:p>$664,388.48</text:p>
          </table:table-cell>
          <table:table-cell table:formula="of:= [.E42]*[.$E$6]" office:value-type="currency" office:currency="USD" office:value="33219.4237515066">
            <text:p>$33,219.42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2">
            <text:p>2052</text:p>
          </table:table-cell>
          <table:table-cell table:formula="of:=[.E42]+[.F42]+[.G42]" office:value-type="currency" office:currency="USD" office:value="707607.898781639">
            <text:p>$707,607.90</text:p>
          </table:table-cell>
          <table:table-cell table:formula="of:= [.E43]*[.$E$6]" office:value-type="currency" office:currency="USD" office:value="35380.394939082">
            <text:p>$35,380.3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3">
            <text:p>2053</text:p>
          </table:table-cell>
          <table:table-cell table:formula="of:=[.E43]+[.F43]+[.G43]" office:value-type="currency" office:currency="USD" office:value="752988.293720721">
            <text:p>$752,988.29</text:p>
          </table:table-cell>
          <table:table-cell table:formula="of:= [.E44]*[.$E$6]" office:value-type="currency" office:currency="USD" office:value="37649.4146860361">
            <text:p>$37,649.4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4">
            <text:p>2054</text:p>
          </table:table-cell>
          <table:table-cell table:formula="of:=[.E44]+[.F44]+[.G44]" office:value-type="currency" office:currency="USD" office:value="800637.708406757">
            <text:p>$800,637.71</text:p>
          </table:table-cell>
          <table:table-cell table:formula="of:= [.E45]*[.$E$6]" office:value-type="currency" office:currency="USD" office:value="40031.8854203379">
            <text:p>$40,031.8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5">
            <text:p>2055</text:p>
          </table:table-cell>
          <table:table-cell table:formula="of:=[.E45]+[.F45]+[.G45]" office:value-type="currency" office:currency="USD" office:value="850669.593827095">
            <text:p>$850,669.59</text:p>
          </table:table-cell>
          <table:table-cell table:formula="of:= [.E46]*[.$E$6]" office:value-type="currency" office:currency="USD" office:value="42533.4796913548">
            <text:p>$42,533.4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6">
            <text:p>2056</text:p>
          </table:table-cell>
          <table:table-cell table:formula="of:=[.E46]+[.F46]+[.G46]" office:value-type="currency" office:currency="USD" office:value="903203.07351845">
            <text:p>$903,203.07</text:p>
          </table:table-cell>
          <table:table-cell table:formula="of:= [.E47]*[.$E$6]" office:value-type="currency" office:currency="USD" office:value="45160.1536759225">
            <text:p>$45,160.1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7">
            <text:p>2057</text:p>
          </table:table-cell>
          <table:table-cell table:formula="of:=[.E47]+[.F47]+[.G47]" office:value-type="currency" office:currency="USD" office:value="958363.227194372">
            <text:p>$958,363.23</text:p>
          </table:table-cell>
          <table:table-cell table:formula="of:= [.E48]*[.$E$6]" office:value-type="currency" office:currency="USD" office:value="47918.1613597186">
            <text:p>$47,918.1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8">
            <text:p>2058</text:p>
          </table:table-cell>
          <table:table-cell table:formula="of:=[.E48]+[.F48]+[.G48]" office:value-type="currency" office:currency="USD" office:value="1016281.38855409">
            <text:p>$1,016,281.39</text:p>
          </table:table-cell>
          <table:table-cell table:formula="of:= [.E49]*[.$E$6]" office:value-type="currency" office:currency="USD" office:value="50814.0694277046">
            <text:p>$50,814.07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59">
            <text:p>2059</text:p>
          </table:table-cell>
          <table:table-cell table:formula="of:=[.E49]+[.F49]+[.G49]" office:value-type="currency" office:currency="USD" office:value="1077095.4579818">
            <text:p>$1,077,095.46</text:p>
          </table:table-cell>
          <table:table-cell table:formula="of:= [.E50]*[.$E$6]" office:value-type="currency" office:currency="USD" office:value="53854.7728990898">
            <text:p>$53,854.77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0">
            <text:p>2060</text:p>
          </table:table-cell>
          <table:table-cell table:formula="of:=[.E50]+[.F50]+[.G50]" office:value-type="currency" office:currency="USD" office:value="1140950.23088089">
            <text:p>$1,140,950.23</text:p>
          </table:table-cell>
          <table:table-cell table:formula="of:= [.E51]*[.$E$6]" office:value-type="currency" office:currency="USD" office:value="57047.5115440443">
            <text:p>$57,047.5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1">
            <text:p>2061</text:p>
          </table:table-cell>
          <table:table-cell table:formula="of:=[.E51]+[.F51]+[.G51]" office:value-type="currency" office:currency="USD" office:value="1207997.74242493">
            <text:p>$1,207,997.74</text:p>
          </table:table-cell>
          <table:table-cell table:formula="of:= [.E52]*[.$E$6]" office:value-type="currency" office:currency="USD" office:value="60399.8871212465">
            <text:p>$60,399.8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2">
            <text:p>2062</text:p>
          </table:table-cell>
          <table:table-cell table:formula="of:=[.E52]+[.F52]+[.G52]" office:value-type="currency" office:currency="USD" office:value="1278397.62954618">
            <text:p>$1,278,397.63</text:p>
          </table:table-cell>
          <table:table-cell table:formula="of:= [.E53]*[.$E$6]" office:value-type="currency" office:currency="USD" office:value="63919.8814773088">
            <text:p>$63,919.8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3">
            <text:p>2063</text:p>
          </table:table-cell>
          <table:table-cell table:formula="of:=[.E53]+[.F53]+[.G53]" office:value-type="currency" office:currency="USD" office:value="1352317.51102349">
            <text:p>$1,352,317.51</text:p>
          </table:table-cell>
          <table:table-cell table:formula="of:= [.E54]*[.$E$6]" office:value-type="currency" office:currency="USD" office:value="67615.8755511743">
            <text:p>$67,615.8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4">
            <text:p>2064</text:p>
          </table:table-cell>
          <table:table-cell table:formula="of:=[.E54]+[.F54]+[.G54]" office:value-type="currency" office:currency="USD" office:value="1429933.38657466">
            <text:p>$1,429,933.39</text:p>
          </table:table-cell>
          <table:table-cell table:formula="of:= [.E55]*[.$E$6]" office:value-type="currency" office:currency="USD" office:value="71496.669328733">
            <text:p>$71,496.67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5">
            <text:p>2065</text:p>
          </table:table-cell>
          <table:table-cell table:formula="of:=[.E55]+[.F55]+[.G55]" office:value-type="currency" office:currency="USD" office:value="1511430.05590339">
            <text:p>$1,511,430.06</text:p>
          </table:table-cell>
          <table:table-cell table:formula="of:= [.E56]*[.$E$6]" office:value-type="currency" office:currency="USD" office:value="75571.5027951696">
            <text:p>$75,571.5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6">
            <text:p>2066</text:p>
          </table:table-cell>
          <table:table-cell table:formula="of:=[.E56]+[.F56]+[.G56]" office:value-type="currency" office:currency="USD" office:value="1597001.55869856">
            <text:p>$1,597,001.56</text:p>
          </table:table-cell>
          <table:table-cell table:formula="of:= [.E57]*[.$E$6]" office:value-type="currency" office:currency="USD" office:value="79850.0779349281">
            <text:p>$79,850.0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7">
            <text:p>2067</text:p>
          </table:table-cell>
          <table:table-cell table:formula="of:=[.E57]+[.F57]+[.G57]" office:value-type="currency" office:currency="USD" office:value="1686851.63663349">
            <text:p>$1,686,851.64</text:p>
          </table:table-cell>
          <table:table-cell table:formula="of:= [.E58]*[.$E$6]" office:value-type="currency" office:currency="USD" office:value="84342.5818316745">
            <text:p>$84,342.5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8">
            <text:p>2068</text:p>
          </table:table-cell>
          <table:table-cell table:formula="of:=[.E58]+[.F58]+[.G58]" office:value-type="currency" office:currency="USD" office:value="1781194.21846516">
            <text:p>$1,781,194.22</text:p>
          </table:table-cell>
          <table:table-cell table:formula="of:= [.E59]*[.$E$6]" office:value-type="currency" office:currency="USD" office:value="89059.7109232582">
            <text:p>$89,059.7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69">
            <text:p>2069</text:p>
          </table:table-cell>
          <table:table-cell table:formula="of:=[.E59]+[.F59]+[.G59]" office:value-type="currency" office:currency="USD" office:value="1880253.92938842">
            <text:p>$1,880,253.93</text:p>
          </table:table-cell>
          <table:table-cell table:formula="of:= [.E60]*[.$E$6]" office:value-type="currency" office:currency="USD" office:value="94012.6964694211">
            <text:p>$94,012.7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0">
            <text:p>2070</text:p>
          </table:table-cell>
          <table:table-cell table:formula="of:=[.E60]+[.F60]+[.G60]" office:value-type="currency" office:currency="USD" office:value="1984266.62585784">
            <text:p>$1,984,266.63</text:p>
          </table:table-cell>
          <table:table-cell table:formula="of:= [.E61]*[.$E$6]" office:value-type="currency" office:currency="USD" office:value="99213.3312928922">
            <text:p>$99,213.33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1">
            <text:p>2071</text:p>
          </table:table-cell>
          <table:table-cell table:formula="of:=[.E61]+[.F61]+[.G61]" office:value-type="currency" office:currency="USD" office:value="2093479.95715074">
            <text:p>$2,093,479.96</text:p>
          </table:table-cell>
          <table:table-cell table:formula="of:= [.E62]*[.$E$6]" office:value-type="currency" office:currency="USD" office:value="104673.997857537">
            <text:p>$104,674.0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2072">
            <text:p>2072</text:p>
          </table:table-cell>
          <table:table-cell table:formula="of:=[.E62]+[.F62]+[.G62]" office:value-type="currency" office:currency="USD" office:value="2208153.95500827">
            <text:p>$2,208,153.96</text:p>
          </table:table-cell>
          <table:table-cell table:formula="of:= [.E63]*[.$E$6]" office:value-type="currency" office:currency="USD" office:value="110407.697750414">
            <text:p>$110,407.7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2073">
            <text:p>2073</text:p>
          </table:table-cell>
          <table:table-cell table:formula="of:=[.E63]+[.F63]+[.G63]" office:value-type="currency" office:currency="USD" office:value="2328561.65275869">
            <text:p>$2,328,561.65</text:p>
          </table:table-cell>
          <table:table-cell table:formula="of:= [.E64]*[.$E$6]" office:value-type="currency" office:currency="USD" office:value="116428.082637934">
            <text:p>$116,428.0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2074">
            <text:p>2074</text:p>
          </table:table-cell>
          <table:table-cell table:formula="of:=[.E64]+[.F64]+[.G64]" office:value-type="currency" office:currency="USD" office:value="2454989.73539662">
            <text:p>$2,454,989.74</text:p>
          </table:table-cell>
          <table:table-cell table:formula="of:= [.E65]*[.$E$6]" office:value-type="currency" office:currency="USD" office:value="122749.486769831">
            <text:p>$122,749.4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2075">
            <text:p>2075</text:p>
          </table:table-cell>
          <table:table-cell table:formula="of:=[.E65]+[.F65]+[.G65]" office:value-type="currency" office:currency="USD" office:value="2587739.22216645">
            <text:p>$2,587,739.22</text:p>
          </table:table-cell>
          <table:table-cell table:formula="of:= [.E66]*[.$E$6]" office:value-type="currency" office:currency="USD" office:value="129386.961108323">
            <text:p>$129,386.9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076">
            <text:p>2076</text:p>
          </table:table-cell>
          <table:table-cell table:formula="of:=[.E66]+[.F66]+[.G66]" office:value-type="currency" office:currency="USD" office:value="2727126.18327477">
            <text:p>$2,727,126.18</text:p>
          </table:table-cell>
          <table:table-cell table:formula="of:= [.E67]*[.$E$6]" office:value-type="currency" office:currency="USD" office:value="136356.309163739">
            <text:p>$136,356.3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077">
            <text:p>2077</text:p>
          </table:table-cell>
          <table:table-cell table:formula="of:=[.E67]+[.F67]+[.G67]" office:value-type="currency" office:currency="USD" office:value="2873482.49243851">
            <text:p>$2,873,482.49</text:p>
          </table:table-cell>
          <table:table-cell table:formula="of:= [.E68]*[.$E$6]" office:value-type="currency" office:currency="USD" office:value="143674.124621926">
            <text:p>$143,674.12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078">
            <text:p>2078</text:p>
          </table:table-cell>
          <table:table-cell table:formula="of:=[.E68]+[.F68]+[.G68]" office:value-type="currency" office:currency="USD" office:value="3027156.61706044">
            <text:p>$3,027,156.62</text:p>
          </table:table-cell>
          <table:table-cell table:formula="of:= [.E69]*[.$E$6]" office:value-type="currency" office:currency="USD" office:value="151357.830853022">
            <text:p>$151,357.83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079">
            <text:p>2079</text:p>
          </table:table-cell>
          <table:table-cell table:formula="of:=[.E69]+[.F69]+[.G69]" office:value-type="currency" office:currency="USD" office:value="3188514.44791346">
            <text:p>$3,188,514.45</text:p>
          </table:table-cell>
          <table:table-cell table:formula="of:= [.E70]*[.$E$6]" office:value-type="currency" office:currency="USD" office:value="159425.722395673">
            <text:p>$159,425.72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2080">
            <text:p>2080</text:p>
          </table:table-cell>
          <table:table-cell table:formula="of:=[.E70]+[.F70]+[.G70]" office:value-type="currency" office:currency="USD" office:value="3357940.17030913">
            <text:p>$3,357,940.17</text:p>
          </table:table-cell>
          <table:table-cell table:formula="of:= [.E71]*[.$E$6]" office:value-type="currency" office:currency="USD" office:value="167897.008515457">
            <text:p>$167,897.0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2081">
            <text:p>2081</text:p>
          </table:table-cell>
          <table:table-cell table:formula="of:=[.E71]+[.F71]+[.G71]" office:value-type="currency" office:currency="USD" office:value="3535837.17882459">
            <text:p>$3,535,837.18</text:p>
          </table:table-cell>
          <table:table-cell table:formula="of:= [.E72]*[.$E$6]" office:value-type="currency" office:currency="USD" office:value="176791.85894123">
            <text:p>$176,791.8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2082">
            <text:p>2082</text:p>
          </table:table-cell>
          <table:table-cell table:formula="of:=[.E72]+[.F72]+[.G72]" office:value-type="currency" office:currency="USD" office:value="3722629.03776582">
            <text:p>$3,722,629.04</text:p>
          </table:table-cell>
          <table:table-cell table:formula="of:= [.E73]*[.$E$6]" office:value-type="currency" office:currency="USD" office:value="186131.451888291">
            <text:p>$186,131.4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2083">
            <text:p>2083</text:p>
          </table:table-cell>
          <table:table-cell table:formula="of:=[.E73]+[.F73]+[.G73]" office:value-type="currency" office:currency="USD" office:value="3918760.48965411">
            <text:p>$3,918,760.49</text:p>
          </table:table-cell>
          <table:table-cell table:formula="of:= [.E74]*[.$E$6]" office:value-type="currency" office:currency="USD" office:value="195938.024482706">
            <text:p>$195,938.02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2084">
            <text:p>2084</text:p>
          </table:table-cell>
          <table:table-cell table:formula="of:=[.E74]+[.F74]+[.G74]" office:value-type="currency" office:currency="USD" office:value="4124698.51413682">
            <text:p>$4,124,698.51</text:p>
          </table:table-cell>
          <table:table-cell table:formula="of:= [.E75]*[.$E$6]" office:value-type="currency" office:currency="USD" office:value="206234.925706841">
            <text:p>$206,234.93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2085">
            <text:p>2085</text:p>
          </table:table-cell>
          <table:table-cell table:formula="of:=[.E75]+[.F75]+[.G75]" office:value-type="currency" office:currency="USD" office:value="4340933.43984366">
            <text:p>$4,340,933.44</text:p>
          </table:table-cell>
          <table:table-cell table:formula="of:= [.E76]*[.$E$6]" office:value-type="currency" office:currency="USD" office:value="217046.671992183">
            <text:p>$217,046.67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2086">
            <text:p>2086</text:p>
          </table:table-cell>
          <table:table-cell table:formula="of:=[.E76]+[.F76]+[.G76]" office:value-type="currency" office:currency="USD" office:value="4567980.11183584">
            <text:p>$4,567,980.11</text:p>
          </table:table-cell>
          <table:table-cell table:formula="of:= [.E77]*[.$E$6]" office:value-type="currency" office:currency="USD" office:value="228399.005591792">
            <text:p>$228,399.0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2087">
            <text:p>2087</text:p>
          </table:table-cell>
          <table:table-cell table:formula="of:=[.E77]+[.F77]+[.G77]" office:value-type="currency" office:currency="USD" office:value="4806379.11742763">
            <text:p>$4,806,379.12</text:p>
          </table:table-cell>
          <table:table-cell table:formula="of:= [.E78]*[.$E$6]" office:value-type="currency" office:currency="USD" office:value="240318.955871382">
            <text:p>$240,318.9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2088">
            <text:p>2088</text:p>
          </table:table-cell>
          <table:table-cell table:formula="of:=[.E78]+[.F78]+[.G78]" office:value-type="currency" office:currency="USD" office:value="5056698.07329901">
            <text:p>$5,056,698.07</text:p>
          </table:table-cell>
          <table:table-cell table:formula="of:= [.E79]*[.$E$6]" office:value-type="currency" office:currency="USD" office:value="252834.903664951">
            <text:p>$252,834.9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2089">
            <text:p>2089</text:p>
          </table:table-cell>
          <table:table-cell table:formula="of:=[.E79]+[.F79]+[.G79]" office:value-type="currency" office:currency="USD" office:value="5319532.97696396">
            <text:p>$5,319,532.98</text:p>
          </table:table-cell>
          <table:table-cell table:formula="of:= [.E80]*[.$E$6]" office:value-type="currency" office:currency="USD" office:value="265976.648848198">
            <text:p>$265,976.6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2090">
            <text:p>2090</text:p>
          </table:table-cell>
          <table:table-cell table:formula="of:=[.E80]+[.F80]+[.G80]" office:value-type="currency" office:currency="USD" office:value="5595509.62581216">
            <text:p>$5,595,509.63</text:p>
          </table:table-cell>
          <table:table-cell table:formula="of:= [.E81]*[.$E$6]" office:value-type="currency" office:currency="USD" office:value="279775.481290608">
            <text:p>$279,775.4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2091">
            <text:p>2091</text:p>
          </table:table-cell>
          <table:table-cell table:formula="of:=[.E81]+[.F81]+[.G81]" office:value-type="currency" office:currency="USD" office:value="5885285.10710277">
            <text:p>$5,885,285.11</text:p>
          </table:table-cell>
          <table:table-cell table:formula="of:= [.E82]*[.$E$6]" office:value-type="currency" office:currency="USD" office:value="294264.255355138">
            <text:p>$294,264.2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2092">
            <text:p>2092</text:p>
          </table:table-cell>
          <table:table-cell table:formula="of:=[.E82]+[.F82]+[.G82]" office:value-type="currency" office:currency="USD" office:value="6189549.36245791">
            <text:p>$6,189,549.36</text:p>
          </table:table-cell>
          <table:table-cell table:formula="of:= [.E83]*[.$E$6]" office:value-type="currency" office:currency="USD" office:value="309477.468122895">
            <text:p>$309,477.47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2093">
            <text:p>2093</text:p>
          </table:table-cell>
          <table:table-cell table:formula="of:=[.E83]+[.F83]+[.G83]" office:value-type="currency" office:currency="USD" office:value="6509026.8305808">
            <text:p>$6,509,026.83</text:p>
          </table:table-cell>
          <table:table-cell table:formula="of:= [.E84]*[.$E$6]" office:value-type="currency" office:currency="USD" office:value="325451.34152904">
            <text:p>$325,451.34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2094">
            <text:p>2094</text:p>
          </table:table-cell>
          <table:table-cell table:formula="of:=[.E84]+[.F84]+[.G84]" office:value-type="currency" office:currency="USD" office:value="6844478.17210985">
            <text:p>$6,844,478.17</text:p>
          </table:table-cell>
          <table:table-cell table:formula="of:= [.E85]*[.$E$6]" office:value-type="currency" office:currency="USD" office:value="342223.908605492">
            <text:p>$342,223.9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float" office:value="2095">
            <text:p>2095</text:p>
          </table:table-cell>
          <table:table-cell table:formula="of:=[.E85]+[.F85]+[.G85]" office:value-type="currency" office:currency="USD" office:value="7196702.08071534">
            <text:p>$7,196,702.08</text:p>
          </table:table-cell>
          <table:table-cell table:formula="of:= [.E86]*[.$E$6]" office:value-type="currency" office:currency="USD" office:value="359835.104035767">
            <text:p>$359,835.1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2096">
            <text:p>2096</text:p>
          </table:table-cell>
          <table:table-cell table:formula="of:=[.E86]+[.F86]+[.G86]" office:value-type="currency" office:currency="USD" office:value="7566537.1847511">
            <text:p>$7,566,537.18</text:p>
          </table:table-cell>
          <table:table-cell table:formula="of:= [.E87]*[.$E$6]" office:value-type="currency" office:currency="USD" office:value="378326.859237555">
            <text:p>$378,326.8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2097">
            <text:p>2097</text:p>
          </table:table-cell>
          <table:table-cell table:formula="of:=[.E87]+[.F87]+[.G87]" office:value-type="currency" office:currency="USD" office:value="7954864.04398866">
            <text:p>$7,954,864.04</text:p>
          </table:table-cell>
          <table:table-cell table:formula="of:= [.E88]*[.$E$6]" office:value-type="currency" office:currency="USD" office:value="397743.202199433">
            <text:p>$397,743.20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2098">
            <text:p>2098</text:p>
          </table:table-cell>
          <table:table-cell table:formula="of:=[.E88]+[.F88]+[.G88]" office:value-type="currency" office:currency="USD" office:value="8362607.24618809">
            <text:p>$8,362,607.25</text:p>
          </table:table-cell>
          <table:table-cell table:formula="of:= [.E89]*[.$E$6]" office:value-type="currency" office:currency="USD" office:value="418130.362309405">
            <text:p>$418,130.36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2099">
            <text:p>2099</text:p>
          </table:table-cell>
          <table:table-cell table:formula="of:=[.E89]+[.F89]+[.G89]" office:value-type="currency" office:currency="USD" office:value="8790737.6084975">
            <text:p>$8,790,737.61</text:p>
          </table:table-cell>
          <table:table-cell table:formula="of:= [.E90]*[.$E$6]" office:value-type="currency" office:currency="USD" office:value="439536.880424875">
            <text:p>$439,536.88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2100">
            <text:p>2100</text:p>
          </table:table-cell>
          <table:table-cell table:formula="of:=[.E90]+[.F90]+[.G90]" office:value-type="currency" office:currency="USD" office:value="9240274.48892237">
            <text:p>$9,240,274.49</text:p>
          </table:table-cell>
          <table:table-cell table:formula="of:= [.E91]*[.$E$6]" office:value-type="currency" office:currency="USD" office:value="462013.724446119">
            <text:p>$462,013.72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2101">
            <text:p>2101</text:p>
          </table:table-cell>
          <table:table-cell table:formula="of:=[.E91]+[.F91]+[.G91]" office:value-type="currency" office:currency="USD" office:value="9712288.21336849">
            <text:p>$9,712,288.21</text:p>
          </table:table-cell>
          <table:table-cell table:formula="of:= [.E92]*[.$E$6]" office:value-type="currency" office:currency="USD" office:value="485614.410668425">
            <text:p>$485,614.4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2102">
            <text:p>2102</text:p>
          </table:table-cell>
          <table:table-cell table:formula="of:=[.E92]+[.F92]+[.G92]" office:value-type="currency" office:currency="USD" office:value="10207902.6240369">
            <text:p>$10,207,902.62</text:p>
          </table:table-cell>
          <table:table-cell table:formula="of:= [.E93]*[.$E$6]" office:value-type="currency" office:currency="USD" office:value="510395.131201846">
            <text:p>$510,395.13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2103">
            <text:p>2103</text:p>
          </table:table-cell>
          <table:table-cell table:formula="of:=[.E93]+[.F93]+[.G93]" office:value-type="currency" office:currency="USD" office:value="10728297.7552388">
            <text:p>$10,728,297.76</text:p>
          </table:table-cell>
          <table:table-cell table:formula="of:= [.E94]*[.$E$6]" office:value-type="currency" office:currency="USD" office:value="536414.887761938">
            <text:p>$536,414.89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2104">
            <text:p>2104</text:p>
          </table:table-cell>
          <table:table-cell table:formula="of:=[.E94]+[.F94]+[.G94]" office:value-type="currency" office:currency="USD" office:value="11274712.6430007">
            <text:p>$11,274,712.64</text:p>
          </table:table-cell>
          <table:table-cell table:formula="of:= [.E95]*[.$E$6]" office:value-type="currency" office:currency="USD" office:value="563735.632150035">
            <text:p>$563,735.63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2105">
            <text:p>2105</text:p>
          </table:table-cell>
          <table:table-cell table:formula="of:=[.E95]+[.F95]+[.G95]" office:value-type="currency" office:currency="USD" office:value="11848448.2751507">
            <text:p>$11,848,448.28</text:p>
          </table:table-cell>
          <table:table-cell table:formula="of:= [.E96]*[.$E$6]" office:value-type="currency" office:currency="USD" office:value="592422.413757537">
            <text:p>$592,422.4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2106">
            <text:p>2106</text:p>
          </table:table-cell>
          <table:table-cell table:formula="of:=[.E96]+[.F96]+[.G96]" office:value-type="currency" office:currency="USD" office:value="12450870.6889083">
            <text:p>$12,450,870.69</text:p>
          </table:table-cell>
          <table:table-cell table:formula="of:= [.E97]*[.$E$6]" office:value-type="currency" office:currency="USD" office:value="622543.534445414">
            <text:p>$622,543.53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2107">
            <text:p>2107</text:p>
          </table:table-cell>
          <table:table-cell table:formula="of:=[.E97]+[.F97]+[.G97]" office:value-type="currency" office:currency="USD" office:value="13083414.2233537">
            <text:p>$13,083,414.22</text:p>
          </table:table-cell>
          <table:table-cell table:formula="of:= [.E98]*[.$E$6]" office:value-type="currency" office:currency="USD" office:value="654170.711167684">
            <text:p>$654,170.7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2108">
            <text:p>2108</text:p>
          </table:table-cell>
          <table:table-cell table:formula="of:=[.E98]+[.F98]+[.G98]" office:value-type="currency" office:currency="USD" office:value="13747584.9345214">
            <text:p>$13,747,584.93</text:p>
          </table:table-cell>
          <table:table-cell table:formula="of:= [.E99]*[.$E$6]" office:value-type="currency" office:currency="USD" office:value="687379.246726069">
            <text:p>$687,379.2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2109">
            <text:p>2109</text:p>
          </table:table-cell>
          <table:table-cell table:formula="of:=[.E99]+[.F99]+[.G99]" office:value-type="currency" office:currency="USD" office:value="14444964.1812474">
            <text:p>$14,444,964.18</text:p>
          </table:table-cell>
          <table:table-cell table:formula="of:= [.E100]*[.$E$6]" office:value-type="currency" office:currency="USD" office:value="722248.209062372">
            <text:p>$722,248.21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2110">
            <text:p>2110</text:p>
          </table:table-cell>
          <table:table-cell table:formula="of:=[.E100]+[.F100]+[.G100]" office:value-type="currency" office:currency="USD" office:value="15177212.3903098">
            <text:p>$15,177,212.39</text:p>
          </table:table-cell>
          <table:table-cell table:formula="of:= [.E101]*[.$E$6]" office:value-type="currency" office:currency="USD" office:value="758860.619515491">
            <text:p>$758,860.62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2111">
            <text:p>2111</text:p>
          </table:table-cell>
          <table:table-cell table:formula="of:=[.E101]+[.F101]+[.G101]" office:value-type="currency" office:currency="USD" office:value="15946073.0098253">
            <text:p>$15,946,073.01</text:p>
          </table:table-cell>
          <table:table-cell table:formula="of:= [.E102]*[.$E$6]" office:value-type="currency" office:currency="USD" office:value="797303.650491265">
            <text:p>$797,303.65</text:p>
          </table:table-cell>
          <table:table-cell table:formula="of:=[.$E$5]*[.$E$8]" office:value-type="currency" office:currency="USD" office:value="10000">
            <text:p>$10,000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5/03/2018</text:date>, <text:time>10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5-03T10:17:56.82</meta:creation-date>
    <meta:generator>OpenOffice/4.1.3$Win32 OpenOffice.org_project/413m1$Build-9783</meta:generator>
    <dc:date>2018-05-03T10:38:36.27</dc:date>
    <dc:creator>RCC RCCD</dc:creator>
    <meta:editing-duration>PT20M40S</meta:editing-duration>
    <meta:editing-cycles>1</meta:editing-cycles>
    <meta:document-statistic meta:table-count="3" meta:cell-count="472" meta:object-count="0"/>
  </office:meta>
</office:document-meta>
</file>